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88766" officeooo:paragraph-rsid="00188766" style:font-size-asian="14pt" style:font-size-complex="14pt"/>
    </style:style>
    <style:style style:name="P2" style:family="paragraph" style:parent-style-name="Standard">
      <style:text-properties fo:font-size="14pt" officeooo:rsid="001b18f9" officeooo:paragraph-rsid="001b18f9" style:font-size-asian="14pt" style:font-size-complex="14pt"/>
    </style:style>
    <style:style style:name="T1" style:family="text">
      <style:text-properties officeooo:rsid="0018e6b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bd551"/>
    </style:style>
    <style:style style:name="T4" style:family="text">
      <style:text-properties fo:color="#ce181e"/>
    </style:style>
    <style:style style:name="T5" style:family="text">
      <style:text-properties officeooo:rsid="0019f718"/>
    </style:style>
    <style:style style:name="T6" style:family="text">
      <style:text-properties officeooo:rsid="001a3744"/>
    </style:style>
    <style:style style:name="T7" style:family="text">
      <style:text-properties officeooo:rsid="001b18f9"/>
    </style:style>
    <style:style style:name="T8" style:family="text">
      <style:text-properties officeooo:rsid="001bd5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tegory (<text:span text:style-name="T2">id_category</text:span>, name_category)</text:p>
      <text:p text:style-name="P1">user (<text:span text:style-name="T2">id_user</text:span>, <text:span text:style-name="T7">first</text:span>name_user, <text:span text:style-name="T7">lastname_user, birthday, </text:span>type_user, <text:span text:style-name="T6">premium, </text:span>email, password, <text:span text:style-name="T7">telephone_number, delivery_address, invoice_address, cart</text:span>)</text:p>
      <text:p text:style-name="P2">address (<text:span text:style-name="T2">id_addr</text:span><text:span text:style-name="T3">e</text:span><text:span text:style-name="T2">ss</text:span>, <text:span text:style-name="T4">id_user</text:span>, <text:span text:style-name="T8">firstname_receiver, lastname_receiver, </text:span>street, city, country, post_address)</text:p>
      <text:p text:style-name="P1">product (<text:span text:style-name="T2">id_product</text:span>, <text:span text:style-name="T4">id_category</text:span>, name_product, <text:span text:style-name="T7">description, </text:span>price, stock, <text:span text:style-name="T1">create_</text:span>date_product, origin, sold, brand, <text:span text:style-name="T1">color, material, note)</text:span></text:p>
      <text:p text:style-name="P1">product_image (<text:span text:style-name="T2">id_product_image</text:span>, <text:span text:style-name="T4">id_product</text:span>)</text:p>
      <text:p text:style-name="P1">comment (<text:span text:style-name="T2">id_comment</text:span>, <text:span text:style-name="T4">id_user, id_product</text:span>, date_comment, note, <text:span text:style-name="T7">is_anonymous</text:span>)</text:p>
      <text:p text:style-name="P1">order (<text:span text:style-name="T2">id_order</text:span>, <text:span text:style-name="T4">id_user</text:span>, code_order, to<text:span text:style-name="T5">tal_price, delivery_address, invoice_address</text:span>, mobile, userMessage, create_<text:span text:style-name="T1">d</text:span>ate_<text:span text:style-name="T1">order</text:span>, pay_<text:span text:style-name="T1">d</text:span>ate, delivery_<text:span text:style-name="T1">d</text:span>ate, confirm_<text:span text:style-name="T1">d</text:span>ate, <text:span text:style-name="T1">payment, </text:span>status)</text:p>
      <text:p text:style-name="P1">order_item (<text:span text:style-name="T2">id_order_item</text:span>, <text:span text:style-name="T4">id_product, id_order, id_user</text:span>, number_order_item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4:57:31.422188863</meta:creation-date>
    <dc:date>2017-12-28T15:54:30.499873614</dc:date>
    <meta:editing-duration>PT2M12S</meta:editing-duration>
    <meta:editing-cycles>2</meta:editing-cycles>
    <meta:generator>LibreOffice/5.4.2.2$MacOSX_X86_64 LibreOffice_project/22b09f6418e8c2d508a9eaf86b2399209b0990f4</meta:generator>
    <meta:document-statistic meta:table-count="0" meta:image-count="0" meta:object-count="0" meta:page-count="1" meta:paragraph-count="8" meta:word-count="70" meta:character-count="808" meta:non-whitespace-character-count="746"/>
  </office:meta>
</office:document-meta>
</file>